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4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1Z13"/>SURAT KEPUTUSAN</text:p>
      <text:p text:style-name="P9">No. / 422 / 454 /Adm.Sek</text:p>
      <text:p text:style-name="P10"/>
      <text:p text:style-name="P11">Berdasarkan :</text:p>
      <text:list xml:id="list152445385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BUSTOMI</text:span></text:p>
      <text:p text:style-name="P13"><text:span text:style-name="T2"><text:tab/><text:tab/>Tempat, Tanggal Lahir<text:tab/>: 20-09-2001, 09/20/01</text:span></text:p>
      <text:p text:style-name="P13"><text:span text:style-name="T2"><text:tab/><text:tab/>NISN<text:tab/><text:tab/><text:tab/><text:tab/>: 0011361357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1Z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1Z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1Z13"/><text:bookmark-end text:name="_Hlk481362583MailMergeMark2020-05-06T04:16:51Z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17.704701940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6" meta:character-count="8845" meta:non-whitespace-character-count="773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